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VIGNE BAROLO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5.511578" calcext:value-type="float">
            <text:p>55.511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ERRADENARI</text:p>
          </table:table-cell>
          <table:table-cell office:value-type="string" calcext:value-type="string">
            <text:p>RENATO R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41fa9gznjyqjksn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radenari Barolo</text:p>
          </table:table-cell>
          <table:table-cell office:value-type="string" calcext:value-type="string">
            <text:p>Renato Ratti</text:p>
          </table:table-cell>
          <table:table-cell office:value-type="float" office:value="59.62654" calcext:value-type="float">
            <text:p>59.62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 SAN PIETR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38dcgetj42nrrw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 Pietro Friulano</text:p>
          </table:table-cell>
          <table:table-cell office:value-type="string" calcext:value-type="string">
            <text:p>I Clivi</text:p>
          </table:table-cell>
          <table:table-cell office:value-type="float" office:value="50.604385" calcext:value-type="float">
            <text:p>50.604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Girlan</text:p>
          </table:table-cell>
          <table:table-cell office:value-type="float" office:value="38.32533" calcext:value-type="float">
            <text:p>38.32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8.306973" calcext:value-type="float">
            <text:p>48.306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I FRATI</text:p>
          </table:table-cell>
          <table:table-cell office:value-type="string" calcext:value-type="string">
            <text:p>CA DEI FRATI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3600" calcext:value-type="float">
            <text:p>1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I Frati</text:p>
          </table:table-cell>
          <table:table-cell office:value-type="string" calcext:value-type="string">
            <text:p>Cà dei Frati</text:p>
          </table:table-cell>
          <table:table-cell office:value-type="float" office:value="55.75183" calcext:value-type="float">
            <text:p>55.751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1.374416" calcext:value-type="float">
            <text:p>41.374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yzv1ammcyyv7bgcp5y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 office:value-type="float" office:value="53.44979" calcext:value-type="float">
            <text:p>53.449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44nanpj8njtess3xp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 office:value-type="float" office:value="34.423218" calcext:value-type="float">
            <text:p>34.4232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2.254623" calcext:value-type="float">
            <text:p>52.2546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SSIMIS PINOT GRIGIO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10095" calcext:value-type="float">
            <text:p>52.10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USLESE NIEDERHÄUSER HERMANNSHÖHL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4phag0w0z4xs42ax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häuser Hermannshöhle Riesling Auslese</text:p>
          </table:table-cell>
          <table:table-cell office:value-type="string" calcext:value-type="string">
            <text:p>Dönnhoff</text:p>
          </table:table-cell>
          <table:table-cell office:value-type="float" office:value="50.446632" calcext:value-type="float">
            <text:p>50.4466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MUR CHAMPIGNY</text:p>
          </table:table-cell>
          <table:table-cell office:value-type="string" calcext:value-type="string">
            <text:p>CLOS ROUGE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spps22tpwrjm9n4t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mur Champigny</text:p>
          </table:table-cell>
          <table:table-cell office:value-type="string" calcext:value-type="string">
            <text:p>Clos Rougeard</text:p>
          </table:table-cell>
          <table:table-cell office:value-type="float" office:value="48.89445" calcext:value-type="float">
            <text:p>48.894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6.496246" calcext:value-type="float">
            <text:p>36.496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string" calcext:value-type="string">
            <text:p>ALMAVI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pmbnxcrfj6m8d2p5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Almaviva</text:p>
          </table:table-cell>
          <table:table-cell office:value-type="float" office:value="50.563126" calcext:value-type="float">
            <text:p>50.563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INCA DOFI</text:p>
          </table:table-cell>
          <table:table-cell office:value-type="string" calcext:value-type="string">
            <text:p>ALVARO PALACI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38219d652p3yn9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Dofí</text:p>
          </table:table-cell>
          <table:table-cell office:value-type="string" calcext:value-type="string">
            <text:p>Álvaro Palacios</text:p>
          </table:table-cell>
          <table:table-cell office:value-type="float" office:value="54.481705" calcext:value-type="float">
            <text:p>54.4817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CLOS</text:p>
          </table:table-cell>
          <table:table-cell office:value-type="string" calcext:value-type="string">
            <text:p>CLOS APAL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02qjwe5c962p475t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Clos</text:p>
          </table:table-cell>
          <table:table-cell office:value-type="string" calcext:value-type="string">
            <text:p>Clos Apalta</text:p>
          </table:table-cell>
          <table:table-cell office:value-type="float" office:value="47.32429" calcext:value-type="float">
            <text:p>47.324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5.232224" calcext:value-type="float">
            <text:p>45.2322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0.270103" calcext:value-type="float">
            <text:p>40.270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S TERRASSES PRIORAT</text:p>
          </table:table-cell>
          <table:table-cell office:value-type="string" calcext:value-type="string">
            <text:p>ALVARO PALACI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dh9sxwzy8mcf5fv5pqs28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Les Terrasses</text:p>
          </table:table-cell>
          <table:table-cell office:value-type="string" calcext:value-type="string">
            <text:p>Álvaro Palacios</text:p>
          </table:table-cell>
          <table:table-cell office:value-type="float" office:value="52.800438" calcext:value-type="float">
            <text:p>52.8004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CHLOSSBERG GG SPÄTBURGUNDER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kyhf8sb4tdnyme3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Schlossberg GG</text:p>
          </table:table-cell>
          <table:table-cell office:value-type="string" calcext:value-type="string">
            <text:p>Franz Keller</text:p>
          </table:table-cell>
          <table:table-cell office:value-type="float" office:value="48.26573" calcext:value-type="float">
            <text:p>48.26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TAGE PORT</text:p>
          </table:table-cell>
          <table:table-cell office:value-type="string" calcext:value-type="string">
            <text:p>QUINTA DO 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762bytpnq6twx551ww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Vintage Port</text:p>
          </table:table-cell>
          <table:table-cell office:value-type="string" calcext:value-type="string">
            <text:p>Quinta do Noval</text:p>
          </table:table-cell>
          <table:table-cell office:value-type="float" office:value="40.909004" calcext:value-type="float">
            <text:p>40.909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04068" calcext:value-type="float">
            <text:p>46.040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2.185905" calcext:value-type="float">
            <text:p>42.18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PERFLABILIS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hof</text:p>
          </table:table-cell>
          <table:table-cell office:value-type="float" office:value="50.00685" calcext:value-type="float">
            <text:p>50.00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LYNCH BAGES GRAND VIN</text:p>
          </table:table-cell>
          <table:table-cell office:value-type="string" calcext:value-type="string">
            <text:p>CHATEAU 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by9wdd2876aaf181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ynch-Bages 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57.92724" calcext:value-type="float">
            <text:p>57.92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TNA ROSSO RESECA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s8ytbymxznp09be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ca</text:p>
          </table:table-cell>
          <table:table-cell office:value-type="string" calcext:value-type="string">
            <text:p>Gulfi</text:p>
          </table:table-cell>
          <table:table-cell office:value-type="float" office:value="33.795048" calcext:value-type="float">
            <text:p>33.795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EP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32.218838" calcext:value-type="float">
            <text:p>32.218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MIÈ CARMEA</text:p>
          </table:table-cell>
          <table:table-cell office:value-type="string" calcext:value-type="string">
            <text:p>MURAJ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efxhympt512bayck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ié</text:p>
          </table:table-cell>
          <table:table-cell office:value-type="string" calcext:value-type="string">
            <text:p>Muraje</text:p>
          </table:table-cell>
          <table:table-cell office:value-type="float" office:value="49.33429" calcext:value-type="float">
            <text:p>49.334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AN CRU SAINT EMILION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zzxfdk2sdzwqpcz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 (Grand Cru Classé)</text:p>
          </table:table-cell>
          <table:table-cell office:value-type="string" calcext:value-type="string">
            <text:p>Château Quinault l'Enclos</text:p>
          </table:table-cell>
          <table:table-cell office:value-type="float" office:value="49.724464" calcext:value-type="float">
            <text:p>49.724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qwm76qr0hvpr25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Poggio di Sotto</text:p>
          </table:table-cell>
          <table:table-cell office:value-type="float" office:value="45.181423" calcext:value-type="float">
            <text:p>45.181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NOIR SIERR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hftnzah5d5qty06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Los Aguilares</text:p>
          </table:table-cell>
          <table:table-cell office:value-type="float" office:value="31.648129" calcext:value-type="float">
            <text:p>31.6481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AND VIN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9yqqz4acg3fqfhrgx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(Grand Cru Classé)</text:p>
          </table:table-cell>
          <table:table-cell office:value-type="string" calcext:value-type="string">
            <text:p>Château Beychevelle</text:p>
          </table:table-cell>
          <table:table-cell office:value-type="float" office:value="42.89031" calcext:value-type="float">
            <text:p>42.890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RILAN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727737" calcext:value-type="float">
            <text:p>41.727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6.896454" calcext:value-type="float">
            <text:p>56.896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UBERTUS ST. MAGDALENER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grgbvspgegrs39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Griesbauerhof</text:p>
          </table:table-cell>
          <table:table-cell office:value-type="float" office:value="43.80049" calcext:value-type="float">
            <text:p>43.800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RIS SAUVIGNO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54776" calcext:value-type="float">
            <text:p>42.254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 DI ROMANS CHARDONNAY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286" calcext:value-type="float">
            <text:p>35.6802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7.214615" calcext:value-type="float">
            <text:p>37.214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UILLY FUME PUR SANG</text:p>
          </table:table-cell>
          <table:table-cell office:value-type="string" calcext:value-type="string">
            <text:p>DIDER DAUG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bwcw6dwe1yxmpy2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 Fumé Pur Sang Bio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42.839966" calcext:value-type="float">
            <text:p>42.839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KITALI SANTORINI</text:p>
          </table:table-cell>
          <table:table-cell office:value-type="string" calcext:value-type="string">
            <text:p>HATZIDAK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bd48c2mnea46e4gf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kitali</text:p>
          </table:table-cell>
          <table:table-cell office:value-type="string" calcext:value-type="string">
            <text:p>Hatzidakis</text:p>
          </table:table-cell>
          <table:table-cell office:value-type="float" office:value="43.97905" calcext:value-type="float">
            <text:p>43.97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AUBURGUNDER SCHLOSSBERG ACHKARRER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nvsn74xm0cydrqk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GG Schlossberg Achkarren</text:p>
          </table:table-cell>
          <table:table-cell office:value-type="string" calcext:value-type="string">
            <text:p>Franz Keller</text:p>
          </table:table-cell>
          <table:table-cell office:value-type="float" office:value="47.918404" calcext:value-type="float">
            <text:p>47.918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LTERDINGER CHANDONNAY</text:p>
          </table:table-cell>
          <table:table-cell office:value-type="string" calcext:value-type="string">
            <text:p>BERN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77fs22s83taj4ab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terdinger</text:p>
          </table:table-cell>
          <table:table-cell office:value-type="string" calcext:value-type="string">
            <text:p>Bernhard Huber</text:p>
          </table:table-cell>
          <table:table-cell office:value-type="float" office:value="40.09951" calcext:value-type="float">
            <text:p>40.09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192337" calcext:value-type="float">
            <text:p>42.192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RIS SAUVIGNO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ieris</text:p>
          </table:table-cell>
          <table:table-cell office:value-type="string" calcext:value-type="string">
            <text:p>Vie di Romans</text:p>
          </table:table-cell>
          <table:table-cell office:value-type="float" office:value="42.254776" calcext:value-type="float">
            <text:p>42.254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ST VALENTIN</text:p>
          </table:table-cell>
          <table:table-cell office:value-type="string" calcext:value-type="string">
            <text:p>ST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xhs3pcnxcft4hsbx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8.797028" calcext:value-type="float">
            <text:p>48.797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ISWEIN </text:p>
          </table:table-cell>
          <table:table-cell office:value-type="string" calcext:value-type="string">
            <text:p>DR LOO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7rw6bbb49eq50jxp5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iswein</text:p>
          </table:table-cell>
          <table:table-cell office:value-type="string" calcext:value-type="string">
            <text:p>Dr. Loosen</text:p>
          </table:table-cell>
          <table:table-cell office:value-type="float" office:value="30.833282" calcext:value-type="float">
            <text:p>30.833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WEET CLAIR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t1cvgmsyrrfv6t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Sweet Claire Bio</text:p>
          </table:table-cell>
          <table:table-cell office:value-type="string" calcext:value-type="string">
            <text:p>Lieselehof</text:p>
          </table:table-cell>
          <table:table-cell office:value-type="float" office:value="41.30166" calcext:value-type="float">
            <text:p>41.30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ITHEA ROS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1etxchqnnw32he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asithea Moscato Rosa</text:p>
          </table:table-cell>
          <table:table-cell office:value-type="string" calcext:value-type="string">
            <text:p>Girlan</text:p>
          </table:table-cell>
          <table:table-cell office:value-type="float" office:value="40.69062" calcext:value-type="float">
            <text:p>40.690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ITHEA ORO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nvr4h9phz6p3ztew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Pasithea Oro</text:p>
          </table:table-cell>
          <table:table-cell office:value-type="string" calcext:value-type="string">
            <text:p>Girlan</text:p>
          </table:table-cell>
          <table:table-cell office:value-type="float" office:value="44.760128" calcext:value-type="float">
            <text:p>44.7601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 SAN GIUSTO</text:p>
          </table:table-cell>
          <table:table-cell office:value-type="string" calcext:value-type="string">
            <text:p>SAN GIUSTO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kajvrcgxzp1895ke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 Giusto</text:p>
          </table:table-cell>
          <table:table-cell office:value-type="string" calcext:value-type="string">
            <text:p>San Giusto a Rentennano</text:p>
          </table:table-cell>
          <table:table-cell office:value-type="float" office:value="61.01246" calcext:value-type="float">
            <text:p>61.01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SSENZIA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qz4qz7ra0dqmk7f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ssenzia Dolomiti</text:p>
          </table:table-cell>
          <table:table-cell office:value-type="string" calcext:value-type="string">
            <text:p>Pojer e Sandri</text:p>
          </table:table-cell>
          <table:table-cell office:value-type="float" office:value="44.853462" calcext:value-type="float">
            <text:p>44.853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KIRSCHGARTEN BEERENAUSLESE</text:p>
          </table:table-cell>
          <table:table-cell office:value-type="string" calcext:value-type="string">
            <text:p>PHILIPPE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h2937501d2dx34wd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irschgarten Riesling Beerenauslese</text:p>
          </table:table-cell>
          <table:table-cell office:value-type="string" calcext:value-type="string">
            <text:p>Philipp Kuhn</text:p>
          </table:table-cell>
          <table:table-cell office:value-type="float" office:value="47.87143" calcext:value-type="float">
            <text:p>47.87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INTESSENZ PASSITO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CERRE ROSÉ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qp66acefvz970kayrycb0d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ancerre Rosé</text:p>
          </table:table-cell>
          <table:table-cell office:value-type="string" calcext:value-type="string">
            <text:p>Domaine Vacheron</text:p>
          </table:table-cell>
          <table:table-cell office:value-type="float" office:value="33.77223" calcext:value-type="float">
            <text:p>33.77223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rhr5yzbdeh0fx9fbepcp086</text:p>
          </table:table-cell>
          <table:table-cell table:number-columns-repeated="2"/>
          <table:table-cell office:value-type="string" calcext:value-type="string">
            <text:p>ROSÉ FORGET ME NO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FALLETTO LE ROCCHE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9wdr39xhq76h1cx1z</text:p>
          </table:table-cell>
          <table:table-cell table:number-columns-repeated="2"/>
          <table:table-cell office:value-type="string" calcext:value-type="string">
            <text:p>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table:number-columns-repeated="2"/>
          <table:table-cell office:value-type="string" calcext:value-type="string">
            <text:p>LAGREIN TABER LATE RELEASE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p4d18gs7bjhwrv7bb5</text:p>
          </table:table-cell>
          <table:table-cell table:number-columns-repeated="2"/>
          <table:table-cell office:value-type="string" calcext:value-type="string">
            <text:p>HOFACKER LAGREIN RISERVA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rhrpk5nnnxw0186r7atr97d</text:p>
          </table:table-cell>
          <table:table-cell table:number-columns-repeated="2"/>
          <table:table-cell office:value-type="string" calcext:value-type="string">
            <text:p>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BAROLO RISERVA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rhs0f8z33shsm7t254eckrr</text:p>
          </table:table-cell>
          <table:table-cell table:number-columns-repeated="2"/>
          <table:table-cell office:value-type="string" calcext:value-type="string">
            <text:p>MARCENCA GRENACHE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35bckbf5gb3gv4t1</text:p>
          </table:table-cell>
          <table:table-cell table:number-columns-repeated="2"/>
          <table:table-cell office:value-type="string" calcext:value-type="string">
            <text:p>GRAND VIN </text:p>
          </table:table-cell>
          <table:table-cell office:value-type="string" calcext:value-type="string">
            <text:p>HAUT BRI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BAROLO FALLETTO ETICHETTA ROSSA RISERV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rhshadb8rwv4e249t10283a</text:p>
          </table:table-cell>
          <table:table-cell table:number-columns-repeated="2"/>
          <table:table-cell office:value-type="string" calcext:value-type="string">
            <text:p>DOLCETTO D'ALBA</text:p>
          </table:table-cell>
          <table:table-cell office:value-type="string" calcext:value-type="string">
            <text:p>CASCINA 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rhsck5z5ya1g21v65b7qty7</text:p>
          </table:table-cell>
          <table:table-cell table:number-columns-repeated="2"/>
          <table:table-cell office:value-type="string" calcext:value-type="string">
            <text:p>NEBBIOLO LANGHE</text:p>
          </table:table-cell>
          <table:table-cell office:value-type="string" calcext:value-type="string">
            <text:p>CASCINA 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BÜRGSTADTER BERG 1G</text:p>
          </table:table-cell>
          <table:table-cell office:value-type="string" calcext:value-type="string">
            <text:p>RUDOLF FÜR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table:number-columns-repeated="2"/>
          <table:table-cell office:value-type="string" calcext:value-type="string">
            <text:p>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KALTERERSEE KUNST 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jhmwbjy45w9xst775</text:p>
          </table:table-cell>
          <table:table-cell table:number-columns-repeated="2"/>
          <table:table-cell office:value-type="string" calcext:value-type="string">
            <text:p>LAGREIN RISERVA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cw4df7z43e37kbcqf10b1vp</text:p>
          </table:table-cell>
          <table:table-cell table:number-columns-repeated="2"/>
          <table:table-cell office:value-type="string" calcext:value-type="string">
            <text:p>RIESLING GG FELSENBERG SCHLOSSBÖCKELHEIMER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c9j6cdtdgz2rc653n</text:p>
          </table:table-cell>
          <table:table-cell table:number-columns-repeated="2"/>
          <table:table-cell office:value-type="string" calcext:value-type="string">
            <text:p>GRÜNER VELTLINER DÜRNSTEINER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table:number-columns-repeated="2"/>
          <table:table-cell office:value-type="string" calcext:value-type="string">
            <text:p>MERLOT SIEBENEI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PALESTINA LIMITED EDITION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h3bzmqtvrbhtwhcvdw715dq</text:p>
          </table:table-cell>
          <table:table-cell table:number-columns-repeated="2"/>
          <table:table-cell office:value-type="string" calcext:value-type="string">
            <text:p>OFF WEISS</text:p>
          </table:table-cell>
          <table:table-cell office:value-type="string" calcext:value-type="string">
            <text:p>WIDUM BAU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e61mcqxykfx8kxj72</text:p>
          </table:table-cell>
          <table:table-cell table:number-columns-repeated="2"/>
          <table:table-cell office:value-type="string" calcext:value-type="string">
            <text:p>ROSÉ UNTERTÜRKHEIMER GIPS</text:p>
          </table:table-cell>
          <table:table-cell office:value-type="string" calcext:value-type="string">
            <text:p>ALD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table:number-columns-repeated="2"/>
          <table:table-cell table:number-columns-repeated="2"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r3vp26k7752yh5yp</text:p>
          </table:table-cell>
          <table:table-cell table:number-columns-repeated="2"/>
          <table:table-cell office:value-type="string" calcext:value-type="string">
            <text:p>ANNAMARIA CLEMENTI</text:p>
          </table:table-cell>
          <table:table-cell office:value-type="string" calcext:value-type="string">
            <text:p>CA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SEKT</text:p>
          </table:table-cell>
          <table:table-cell office:value-type="string" calcext:value-type="string">
            <text:p>RAUMLAND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BLANC DE BLANCS SPUMANTE DASSIÉ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rrnd2cfks39m9m3a3m</text:p>
          </table:table-cell>
          <table:table-cell table:number-columns-repeated="2"/>
          <table:table-cell office:value-type="string" calcext:value-type="string">
            <text:p>PEDRO XIMENEZ MURILLO</text:p>
          </table:table-cell>
          <table:table-cell office:value-type="string" calcext:value-type="string">
            <text:p>LUSTAU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e521fsdwks0g3yfq</text:p>
          </table:table-cell>
          <table:table-cell table:number-columns-repeated="2"/>
          <table:table-cell office:value-type="string" calcext:value-type="string">
            <text:p>ARUNDA ROSÉ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table:number-columns-repeated="2"/>
          <table:table-cell table:number-columns-repeated="2"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08:59:13.891701420</dc:date>
    <meta:editing-duration>PT15S</meta:editing-duration>
    <meta:editing-cycles>1</meta:editing-cycles>
    <meta:document-statistic meta:table-count="2" meta:cell-count="1245" meta:object-count="0"/>
    <meta:generator>LibreOffice/7.3.7.2$Linux_X86_64 LibreOffice_project/30$Build-2</meta:generator>
  </office:meta>
</office:document-meta>
</file>